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text-properties fo:language="el" fo:country="GR"/>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3" style:family="paragraph" style:parent-style-name="Text_20_body">
      <style:paragraph-properties fo:margin-left="0in" fo:margin-right="0in" fo:margin-top="0in" fo:margin-bottom="0in" style:contextual-spacing="false" fo:text-indent="0in" style:auto-text-indent="false" fo:padding="0in" fo:border="none"/>
      <style:text-properties fo:font-size="18pt" fo:font-weight="bold" style:font-size-asian="18pt" style:font-weight-asian="bold" style:font-size-complex="18pt" style:font-weight-complex="bold" loext:padding="0in" loext:border="none"/>
    </style:style>
    <style:style style:name="P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22pt" fo:language="el" fo:country="GR" style:text-underline-style="solid" style:text-underline-width="auto" style:text-underline-color="font-color" fo:font-weight="bold" style:font-size-asian="22pt" style:font-weight-asian="bold" style:font-size-complex="22pt" style:font-weight-complex="bold" loext:padding="0in" loext:border="none"/>
    </style:style>
    <style:style style:name="T1" style:family="text">
      <style:text-properties loext:padding="0in" loext:border="none"/>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8pt" fo:language="en" fo:country="US" fo:font-weight="bold" style:font-size-asian="18pt" style:font-weight-asian="bold" style:font-size-complex="18pt" style:font-weight-complex="bold"/>
    </style:style>
    <style:style style:name="T6" style:family="text">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Περίληψη</text:span></text:p>
      <text:p text:style-name="P2"><text:span text:style-name="T5"/></text:p>
      <text:p text:style-name="P2"><text:span text:style-name="T5">Αντώνης Τσούκκας</text:span><text:span text:style-name="T2"> </text:span><text:span text:style-name="T5">(iis21139)</text:span></text:p>
      <text:p text:style-name="P3"><text:span text:style-name="T2">Γιώργος Ταλιώτης (ics21136)</text:span></text:p>
      <text:p text:style-name="P1"><text:span text:style-name="T1"/></text:p>
      <text:p text:style-name="P1"><text:span text:style-name="T1"/></text:p>
      <text:p text:style-name="P1"><text:span text:style-name="T1">Στην εργασία του μαθήματος Ψηφιακή Οικονομική με τίτλο &lt;&lt; Αξιοποίηση νέων τεχνολογιών στο mining μέσω των smartphone&gt;&gt; αναλύει το τι είναι τα κρυπτονομίσματα , το blockchain , το mining και αναφορά σε κάποιους εναλλακτικούς τρόπους που μπορεί να επιτευχθεί δίνοντας ιδιαίτερη βάση στο Bitcoin. Στις μέρες μας το mining καταναλώνει μεγάλες ποσότητες ηλεκτρικού ρεύματος δημιουργώντας περιβαλλοντικό πρόβλημα, με κάποιες χώρες να το καθιστούν ως παράνομο. Ακολούθως η ιδέα που θα αναλύεται στην ερεύνα σχετίζεται με την εξοικονόμηση ενέργειας και μέγιστης απόδοσης από το mining. Αυτό βασίζεται στην τοποθέτηση φωτοβολταϊκών στα smartphone για χρήση ηλιακής ενέργειας στο mining. Επίσης στα smartphone θα εισαχθεί νέα τεχνολογία, της τεχνητής νοημοσύνης όπου σκοπό θα έχει την ανάλυση επιπέδων ενέργειας των φωτοβολταϊκών μία συγκεκριμένη χρονική στιγμή και βάση αυτού θα καθιστά ποιο κρυπτονόμισμα είναι κατάλληλο για εξόριση με σκοπό την εξοικονόμηση περισσότερων ενεργειακών πόρων και στην καλύτερη διαχείριση ανθρώπινης ψυχολογίας του χρήστη.</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7T20:05:13.474000000</meta:creation-date>
    <dc:date>2022-05-07T20:08:24.882000000</dc:date>
    <meta:editing-duration>PT3M12S</meta:editing-duration>
    <meta:editing-cycles>1</meta:editing-cycles>
    <meta:document-statistic meta:table-count="0" meta:image-count="0" meta:object-count="0" meta:page-count="1" meta:paragraph-count="4" meta:word-count="154" meta:character-count="1106" meta:non-whitespace-character-count="956"/>
    <meta:generator>LibreOffice/7.0.4.2$Windows_X86_64 LibreOffice_project/dcf040e67528d9187c66b2379df5ea4407429775</meta:generator>
  </office:meta>
</office:document-meta>
</file>